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kumentation zu Praktikum Programmieren</text:p>
      <text:p text:style-name="P5"/>
      <text:p text:style-name="P6">Gruppe: Merlin und die Zauberer</text:p>
      <text:p text:style-name="P6">Gruppenmitglieder: Bria Bianca, Lorasch Merlin, Maltan Stephan, Wolf Katharina</text:p>
      <text:p text:style-name="P6">Thema: Rezeptverwaltungssystem</text:p>
      <text:p text:style-name="P1"/>
      <text:p text:style-name="P2">Projektziel:</text:p>
      <text:p text:style-name="P3">Ziel unseres Projekts war es ein lauffähiges Rezeptverwaltungssystem zu erstellen. Durch Eingabe von verschiedenen Zutaten werden passende Rezepte ausgegeben. Dabei kann zwischen verschiedenen Suchoptionen gewählt werden. So kann unterschieden werden, ob bei der Suche alle gesuchten Zutaten in einem Rezept vorkommen müssen oder es ausreichend ist, wenn nur eine Zutat gefunden wird. Außerdem kann man Kategorien angeben (wie z.B. Hauptgerichte, Vorspeise, etc.), nach welchen gesucht werden soll.</text:p>
      <text:p text:style-name="P3">Um die Suche effizienter zu gestalten wurden verschiedene Featurs eingebaut. Unter anderem werden Stoppwörter wie der, die, das automatisch gefiltert und nicht berücksichtigt. Auch der Fundort der gesuchten Zutat im Dokument ist für die Suche von Bedeutung. Wird der Suchbegriff im Titel gefunden wird das Rezept höher priorisiert, als würde der Begriff nur in der Beschreibung auftauchen. Die Ausgabe der gefunden Rezepte erfolgt dann dem entsprechend. Auch Tippfehler bei der Eingabe werden mit Hilfe einer Ähnlichkeitssuche der eingegebenen Wörter bedacht. Zudem ist es möglich eigene Rezepte zu speichern. <text:s text:c="3"/></text:p>
      <text:p text:style-name="P3">Das Projekt selbst wird mit der Programmiersprache Java implementiert, nur die Oberfläche wurde mit JavaFX realisiert. <text:s/></text:p>
      <text:p text:style-name="P3"/>
      <text:p text:style-name="P2">Funktionsweise:</text:p>
      <text:p text:style-name="P3">Mit Hilfe des Crawlers werden RSS-Feeds aus verschiedenen Internetseiten, bei uns Chefkoch.de und lecker.de, gelesen. </text:p>
      <text:p text:style-name="P3">Die Methode listDir(File dir) (im Package „einlesen“ Klasse „Methoden“) durchsucht dann die Ordner nach den XML-Dateien , in denen sich die Rezepte befinden, und speichert diese in einer LinkedList. Der Methode wird dabei ein File übergeben. Die einzelnen Files werden dann von der Methode in einem File[] gespeichert. Solange das Array nicht null ist, wird eine for-Schleife durchlaufen, welche nur die gewünschten XML-Dateien in die LinkedListe „result“ hinzufügt und zurückgibt.</text:p>
      <text:p text:style-name="P3">Um die XML-Dateien auch wieder löschen zu können wurde die Methode deleteDir(File dir) (im Package „einlesen“ Klasse „Methoden“) implementiert. Hierbei wird wieder ein File übergeben. Die übergebenen Files werden in einem File[] gespeichert. Mit einer if- Abfrage wird überprüft, ob das File[] null ist. Ist dies nicht der Fall, wird eine for-Schleife durchlaufen, in der die XML-Dateien im Verzeichnis gelöscht werden. </text:p>
      <text:p text:style-name="P3"/>
      <text:p text:style-name="P3">Die Methode tildeHinzufuegen(String suchbegriff) (im Package „einlesen“ Klasse „Methoden“) hat die Aufgabe auch bei Tippfehlern bei der Eingabe plausible Ergebnisse zu liefern und gleichzeitig wird hier die Unterscheidung zwischen der AND- und der OR-Suche gemacht. Hierfür werden der Methode die Suchbegriffe als ein String übergeben. Mittels einem boolean wird festgestellt ob der Hacken in der GUI auf AND- oder OR-Suche gesetzt ist und durchläuft dann den jeweiligen if-Zweig. In diesem werden dann bei der OR-Suche alle Leerzeichen durch „~ „ ersetzt und am Ende noch ein ~-Symbol angehängt, welche für die Ähnlichkeitssuche in Lucene zuständig ist. Im else-Zweig werden vor die Suchbegriffe ein +-Zeichen gehängt, um die AND-Suche zu ermöglichen. Das ~-Symbol wird analog zum if-Zweig angehängt. Die Suchbegriffe werden dann als String zurückgegeben. </text:p>
      <text:p text:style-name="P3">Dieser modifizierte Suchstring wird dann der Methode suchen(String suchbegriff) übergeben. Mit Hilfe dieser Methode wird unser erstellter Index auf den übergebenen Suchbegriff durchsucht und gibt die gefundenen Rezepte als Suchobjekt[] zurück. Dafür wird zuerst ein String[] angelegt, welches definiert, in welchen Feldern des XML-Dokuments gesucht werden soll. Dies geschieht mit <text:soft-page-break/>einem MulitFieldQueryParser. Die Priorisierung der Fundstelle im XML-Dokument wird mit dem Sort.Indexorder bei der Ausgabe berücksichtigt. Letztendlich wird dann nur noch mit einer for-Schleife das ScoreDoc[] durchlaufen und fügt dem ergebnisObjekt[] die ausgewählten Inhalte (Quelle, Titel, Beschreibung, Tag, Monat, Jahr, Inhalt, Link) hinzu und liefert diese zurüc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tharina Wolf</meta:initial-creator>
    <meta:creation-date>2015-12-15T09:48:50.06</meta:creation-date>
    <meta:document-statistic meta:table-count="0" meta:image-count="0" meta:object-count="0" meta:page-count="2" meta:paragraph-count="14" meta:word-count="560" meta:character-count="4064"/>
    <dc:date>2015-12-15T11:06:24.76</dc:date>
    <dc:creator>Katharina Wolf</dc:creator>
    <meta:editing-duration>PT13M13S</meta:editing-duration>
    <meta:editing-cycles>1</meta:editing-cycles>
    <meta:generator>OpenOffice/4.1.1$Win32 OpenOffice.org_project/411m6$Build-9775</meta:generator>
  </office:meta>
</office:document-meta>
</file>